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zona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tlanta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ffalo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olina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ncinnati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llas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nver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troit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 Bay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anapolis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cksonville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nsas City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nnesota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w Orleans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Giants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 Jets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akland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ttsburgh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Diego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n Francisco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attle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 Louis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mpa Bay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nnessee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